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8cm"/>
    </style:style>
    <style:style style:name="co4" style:family="table-column">
      <style:table-column-properties fo:break-before="auto" style:column-width="2.496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38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Лист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2">
          <table:table-cell office:value-type="string">
            <text:p>ИНН</text:p>
          </table:table-cell>
          <table:table-cell office:value-type="string">
            <text:p>Ф</text:p>
          </table:table-cell>
          <table:table-cell office:value-type="string">
            <text:p>И</text:p>
          </table:table-cell>
          <table:table-cell office:value-type="string">
            <text:p>О</text:p>
          </table:table-cell>
          <table:table-cell office:value-type="string">
            <text:p>Страна</text:p>
          </table:table-cell>
          <table:table-cell office:value-type="string">
            <text:p>Город</text:p>
          </table:table-cell>
          <table:table-cell office:value-type="string">
            <text:p>Улиа</text:p>
          </table:table-cell>
          <table:table-cell office:value-type="string">
            <text:p>Дом</text:p>
          </table:table-cell>
          <table:table-cell office:value-type="string">
            <text:p>Телефон</text:p>
          </table:table-cell>
        </table:table-row>
        <table:table-row table:style-name="ro3">
          <table:table-cell office:value-type="float" office:value="780933390777">
            <text:p>780933390777</text:p>
          </table:table-cell>
          <table:table-cell office:value-type="string">
            <text:p>Бобров</text:p>
          </table:table-cell>
          <table:table-cell office:value-type="string">
            <text:p>Сергей</text:p>
          </table:table-cell>
          <table:table-cell office:value-type="string">
            <text:p>Викторович</text:p>
          </table:table-cell>
          <table:table-cell office:value-type="string">
            <text:p>Казахстан</text:p>
          </table:table-cell>
          <table:table-cell office:value-type="string">
            <text:p>Караганда</text:p>
          </table:table-cell>
          <table:table-cell office:value-type="string">
            <text:p>ул.Татимбета</text:p>
          </table:table-cell>
          <table:table-cell office:value-type="float" office:value="1">
            <text:p>1</text:p>
          </table:table-cell>
          <table:table-cell office:value-type="string">
            <text:p>78-08-90</text:p>
          </table:table-cell>
        </table:table-row>
        <table:table-row table:style-name="ro3">
          <table:table-cell office:value-type="float" office:value="500988380878">
            <text:p>500988380878</text:p>
          </table:table-cell>
          <table:table-cell office:value-type="string">
            <text:p>Ахметов</text:p>
          </table:table-cell>
          <table:table-cell office:value-type="string">
            <text:p>Жансыбай</text:p>
          </table:table-cell>
          <table:table-cell office:value-type="string">
            <text:p>Кайратович</text:p>
          </table:table-cell>
          <table:table-cell office:value-type="string">
            <text:p>Казахстан</text:p>
          </table:table-cell>
          <table:table-cell office:value-type="string">
            <text:p>Караганда</text:p>
          </table:table-cell>
          <table:table-cell office:value-type="string">
            <text:p>ул.Мажайского</text:p>
          </table:table-cell>
          <table:table-cell office:value-type="float" office:value="54">
            <text:p>54</text:p>
          </table:table-cell>
          <table:table-cell office:value-type="string">
            <text:p>96-56-66</text:p>
          </table:table-cell>
        </table:table-row>
        <table:table-row table:style-name="ro3">
          <table:table-cell office:value-type="float" office:value="196385247899">
            <text:p>196385247899</text:p>
          </table:table-cell>
          <table:table-cell office:value-type="string">
            <text:p>Бадин</text:p>
          </table:table-cell>
          <table:table-cell office:value-type="string">
            <text:p>Обдул</text:p>
          </table:table-cell>
          <table:table-cell office:value-type="string">
            <text:p>Харитонович</text:p>
          </table:table-cell>
          <table:table-cell office:value-type="string">
            <text:p>Казахстан</text:p>
          </table:table-cell>
          <table:table-cell office:value-type="string">
            <text:p>Караганда</text:p>
          </table:table-cell>
          <table:table-cell office:value-type="string">
            <text:p>ул.Димитрова</text:p>
          </table:table-cell>
          <table:table-cell office:value-type="float" office:value="10">
            <text:p>10</text:p>
          </table:table-cell>
          <table:table-cell office:value-type="string">
            <text:p>50-40-32</text:p>
          </table:table-cell>
        </table:table-row>
        <table:table-row table:style-name="ro3">
          <table:table-cell office:value-type="float" office:value="566385247900">
            <text:p>566385247900</text:p>
          </table:table-cell>
          <table:table-cell office:value-type="string">
            <text:p>Хабибулин</text:p>
          </table:table-cell>
          <table:table-cell office:value-type="string">
            <text:p>Руслан</text:p>
          </table:table-cell>
          <table:table-cell office:value-type="string">
            <text:p>Эммануилович</text:p>
          </table:table-cell>
          <table:table-cell office:value-type="string">
            <text:p>Казахстан</text:p>
          </table:table-cell>
          <table:table-cell office:value-type="string">
            <text:p>Караганда</text:p>
          </table:table-cell>
          <table:table-cell office:value-type="string">
            <text:p>ул.Степная</text:p>
          </table:table-cell>
          <table:table-cell office:value-type="float" office:value="45">
            <text:p>45</text:p>
          </table:table-cell>
          <table:table-cell office:value-type="string">
            <text:p>44-16-01</text:p>
          </table:table-cell>
        </table:table-row>
        <table:table-row table:style-name="ro3">
          <table:table-cell office:value-type="float" office:value="659385247901">
            <text:p>659385247901</text:p>
          </table:table-cell>
          <table:table-cell office:value-type="string">
            <text:p>Азаматов</text:p>
          </table:table-cell>
          <table:table-cell office:value-type="string">
            <text:p>Денис</text:p>
          </table:table-cell>
          <table:table-cell office:value-type="string">
            <text:p>Леонидович</text:p>
          </table:table-cell>
          <table:table-cell office:value-type="string">
            <text:p>Казахстан</text:p>
          </table:table-cell>
          <table:table-cell office:value-type="string">
            <text:p>Караганда</text:p>
          </table:table-cell>
          <table:table-cell office:value-type="string">
            <text:p>ул.Луговая</text:p>
          </table:table-cell>
          <table:table-cell office:value-type="float" office:value="5">
            <text:p>5</text:p>
          </table:table-cell>
          <table:table-cell office:value-type="string">
            <text:p>33-20-44</text:p>
          </table:table-cell>
        </table:table-row>
        <table:table-row table:style-name="ro3">
          <table:table-cell office:value-type="float" office:value="297775247902">
            <text:p>297775247902</text:p>
          </table:table-cell>
          <table:table-cell office:value-type="string">
            <text:p>Бикшаева</text:p>
          </table:table-cell>
          <table:table-cell office:value-type="string">
            <text:p>Ольга</text:p>
          </table:table-cell>
          <table:table-cell office:value-type="string">
            <text:p>Львовна</text:p>
          </table:table-cell>
          <table:table-cell office:value-type="string">
            <text:p>Казахстан</text:p>
          </table:table-cell>
          <table:table-cell office:value-type="string">
            <text:p>Караганда</text:p>
          </table:table-cell>
          <table:table-cell office:value-type="string">
            <text:p>ул.Гагарина</text:p>
          </table:table-cell>
          <table:table-cell office:value-type="float" office:value="32">
            <text:p>32</text:p>
          </table:table-cell>
          <table:table-cell office:value-type="string">
            <text:p>89-77-23</text:p>
          </table:table-cell>
        </table:table-row>
        <table:table-row table:style-name="ro3">
          <table:table-cell office:value-type="float" office:value="978095247957">
            <text:p>978095247957</text:p>
          </table:table-cell>
          <table:table-cell office:value-type="string">
            <text:p>Король</text:p>
          </table:table-cell>
          <table:table-cell office:value-type="string">
            <text:p>Александр</text:p>
          </table:table-cell>
          <table:table-cell office:value-type="string">
            <text:p>Александрович</text:p>
          </table:table-cell>
          <table:table-cell office:value-type="string">
            <text:p>Казахстан</text:p>
          </table:table-cell>
          <table:table-cell office:value-type="string">
            <text:p>Караганда</text:p>
          </table:table-cell>
          <table:table-cell office:value-type="string">
            <text:p>ул.Степная</text:p>
          </table:table-cell>
          <table:table-cell office:value-type="float" office:value="2">
            <text:p>2</text:p>
          </table:table-cell>
          <table:table-cell office:value-type="string">
            <text:p>20-20-31</text:p>
          </table:table-cell>
        </table:table-row>
        <table:table-row table:style-name="ro3">
          <table:table-cell office:value-type="float" office:value="326385247904">
            <text:p>326385247904</text:p>
          </table:table-cell>
          <table:table-cell office:value-type="string">
            <text:p>Малахов</text:p>
          </table:table-cell>
          <table:table-cell office:value-type="string">
            <text:p>Михаил</text:p>
          </table:table-cell>
          <table:table-cell office:value-type="string">
            <text:p>Владимирович</text:p>
          </table:table-cell>
          <table:table-cell office:value-type="string">
            <text:p>Казахстан</text:p>
          </table:table-cell>
          <table:table-cell office:value-type="string">
            <text:p>Абай</text:p>
          </table:table-cell>
          <table:table-cell office:value-type="string">
            <text:p>ул.Абая</text:p>
          </table:table-cell>
          <table:table-cell office:value-type="float" office:value="3">
            <text:p>3</text:p>
          </table:table-cell>
          <table:table-cell table:style-name="ce1" office:value-type="string">
            <text:p>55-26-04</text:p>
          </table:table-cell>
        </table:table-row>
        <table:table-row table:style-name="ro2">
          <table:table-cell office:value-type="float" office:value="806385247905">
            <text:p>806385247905</text:p>
          </table:table-cell>
          <table:table-cell office:value-type="string">
            <text:p>Михальчук</text:p>
          </table:table-cell>
          <table:table-cell office:value-type="string">
            <text:p>Дмитрий</text:p>
          </table:table-cell>
          <table:table-cell office:value-type="string">
            <text:p>Семенович</text:p>
          </table:table-cell>
          <table:table-cell office:value-type="string">
            <text:p>Россия</text:p>
          </table:table-cell>
          <table:table-cell office:value-type="string">
            <text:p>Омск</text:p>
          </table:table-cell>
          <table:table-cell office:value-type="string">
            <text:p>ул.Жукова</text:p>
          </table:table-cell>
          <table:table-cell office:value-type="float" office:value="8">
            <text:p>8</text:p>
          </table:table-cell>
          <table:table-cell office:value-type="string">
            <text:p>56-00-12</text:p>
          </table:table-cell>
        </table:table-row>
        <table:table-row table:style-name="ro2">
          <table:table-cell office:value-type="float" office:value="256385247906">
            <text:p>256385247906</text:p>
          </table:table-cell>
          <table:table-cell office:value-type="string">
            <text:p>Ким</text:p>
          </table:table-cell>
          <table:table-cell office:value-type="string">
            <text:p>Аркади</text:p>
          </table:table-cell>
          <table:table-cell office:value-type="string">
            <text:p>Геннадьевич</text:p>
          </table:table-cell>
          <table:table-cell office:value-type="string">
            <text:p>Казахстан</text:p>
          </table:table-cell>
          <table:table-cell office:value-type="string">
            <text:p>Караганда</text:p>
          </table:table-cell>
          <table:table-cell office:value-type="string">
            <text:p>ул.Московская</text:p>
          </table:table-cell>
          <table:table-cell office:value-type="float" office:value="16">
            <text:p>16</text:p>
          </table:table-cell>
          <table:table-cell office:value-type="string">
            <text:p>70-52-99</text:p>
          </table:table-cell>
        </table:table-row>
        <table:table-row table:style-name="ro2">
          <table:table-cell office:value-type="float" office:value="706385247907">
            <text:p>706385247907</text:p>
          </table:table-cell>
          <table:table-cell office:value-type="string">
            <text:p>Аукенова</text:p>
          </table:table-cell>
          <table:table-cell office:value-type="string">
            <text:p>Алена</text:p>
          </table:table-cell>
          <table:table-cell office:value-type="string">
            <text:p>Петровна</text:p>
          </table:table-cell>
          <table:table-cell office:value-type="string">
            <text:p>Казахстан</text:p>
          </table:table-cell>
          <table:table-cell office:value-type="string">
            <text:p>Астана</text:p>
          </table:table-cell>
          <table:table-cell office:value-type="string">
            <text:p>ул.Пушкина</text:p>
          </table:table-cell>
          <table:table-cell office:value-type="float" office:value="7">
            <text:p>7</text:p>
          </table:table-cell>
          <table:table-cell office:value-type="string">
            <text:p>55-55-66</text:p>
          </table:table-cell>
        </table:table-row>
        <table:table-row table:style-name="ro2">
          <table:table-cell office:value-type="float" office:value="656385247908">
            <text:p>656385247908</text:p>
          </table:table-cell>
          <table:table-cell office:value-type="string">
            <text:p>Грасмик</text:p>
          </table:table-cell>
          <table:table-cell office:value-type="string">
            <text:p>Павел</text:p>
          </table:table-cell>
          <table:table-cell office:value-type="string">
            <text:p>Викторович</text:p>
          </table:table-cell>
          <table:table-cell office:value-type="string">
            <text:p>Казахстан</text:p>
          </table:table-cell>
          <table:table-cell office:value-type="string">
            <text:p>Алма-Ата</text:p>
          </table:table-cell>
          <table:table-cell office:value-type="string">
            <text:p>ул.Сейфулина</text:p>
          </table:table-cell>
          <table:table-cell office:value-type="float" office:value="9">
            <text:p>9</text:p>
          </table:table-cell>
          <table:table-cell office:value-type="string">
            <text:p>89-88-52</text:p>
          </table:table-cell>
        </table:table-row>
        <table:table-row table:style-name="ro2">
          <table:table-cell office:value-type="float" office:value="636385247909">
            <text:p>636385247909</text:p>
          </table:table-cell>
          <table:table-cell office:value-type="string">
            <text:p>Палковникова</text:p>
          </table:table-cell>
          <table:table-cell office:value-type="string">
            <text:p>Ирина</text:p>
          </table:table-cell>
          <table:table-cell office:value-type="string">
            <text:p>Сергеевна</text:p>
          </table:table-cell>
          <table:table-cell office:value-type="string">
            <text:p>Казахстан</text:p>
          </table:table-cell>
          <table:table-cell office:value-type="string">
            <text:p>Алма-Ата</text:p>
          </table:table-cell>
          <table:table-cell office:value-type="string">
            <text:p>ул.Сейфулина</text:p>
          </table:table-cell>
          <table:table-cell office:value-type="float" office:value="9">
            <text:p>9</text:p>
          </table:table-cell>
          <table:table-cell office:value-type="string">
            <text:p>89-88-56</text:p>
          </table:table-cell>
        </table:table-row>
        <table:table-row table:style-name="ro3">
          <table:table-cell office:value-type="float" office:value="646385247910">
            <text:p>646385247910</text:p>
          </table:table-cell>
          <table:table-cell office:value-type="string">
            <text:p>Кастрюлькина Юлия</text:p>
          </table:table-cell>
          <table:table-cell/>
          <table:table-cell office:value-type="string">
            <text:p>Павловна</text:p>
          </table:table-cell>
          <table:table-cell office:value-type="string">
            <text:p>Россия</text:p>
          </table:table-cell>
          <table:table-cell office:value-type="string">
            <text:p>Степногорск</text:p>
          </table:table-cell>
          <table:table-cell office:value-type="string">
            <text:p>ул.Люлина</text:p>
          </table:table-cell>
          <table:table-cell office:value-type="float" office:value="7">
            <text:p>7</text:p>
          </table:table-cell>
          <table:table-cell office:value-type="string">
            <text:p>45-55-60</text:p>
          </table:table-cell>
        </table:table-row>
        <table:table-row table:style-name="ro2">
          <table:table-cell office:value-type="float" office:value="256385247911">
            <text:p>256385247911</text:p>
          </table:table-cell>
          <table:table-cell office:value-type="string">
            <text:p>Люскин</text:p>
          </table:table-cell>
          <table:table-cell office:value-type="string">
            <text:p>Виктор</text:p>
          </table:table-cell>
          <table:table-cell office:value-type="string">
            <text:p>Викторович</text:p>
          </table:table-cell>
          <table:table-cell office:value-type="string">
            <text:p>Россия</text:p>
          </table:table-cell>
          <table:table-cell office:value-type="string">
            <text:p>Степногорск</text:p>
          </table:table-cell>
          <table:table-cell office:value-type="string">
            <text:p>ул.Жукова</text:p>
          </table:table-cell>
          <table:table-cell office:value-type="float" office:value="33">
            <text:p>33</text:p>
          </table:table-cell>
          <table:table-cell office:value-type="string">
            <text:p>10-15-74</text:p>
          </table:table-cell>
        </table:table-row>
        <table:table-row table:style-name="ro2">
          <table:table-cell office:value-type="float" office:value="416385247912">
            <text:p>416385247912</text:p>
          </table:table-cell>
          <table:table-cell office:value-type="string">
            <text:p>Соскина</text:p>
          </table:table-cell>
          <table:table-cell office:value-type="string">
            <text:p>Изабелла</text:p>
          </table:table-cell>
          <table:table-cell office:value-type="string">
            <text:p>Васильевна</text:p>
          </table:table-cell>
          <table:table-cell office:value-type="string">
            <text:p>Казахстан</text:p>
          </table:table-cell>
          <table:table-cell office:value-type="string">
            <text:p>Астана</text:p>
          </table:table-cell>
          <table:table-cell office:value-type="string">
            <text:p>ул.Столичная</text:p>
          </table:table-cell>
          <table:table-cell office:value-type="float" office:value="1">
            <text:p>1</text:p>
          </table:table-cell>
          <table:table-cell table:style-name="ce1" office:value-type="string">
            <text:p>36-96-78</text:p>
          </table:table-cell>
        </table:table-row>
        <table:table-row table:style-name="ro2">
          <table:table-cell office:value-type="float" office:value="566385247913">
            <text:p>566385247913</text:p>
          </table:table-cell>
          <table:table-cell office:value-type="string">
            <text:p>Бочкин</text:p>
          </table:table-cell>
          <table:table-cell office:value-type="string">
            <text:p>Мирослав</text:p>
          </table:table-cell>
          <table:table-cell office:value-type="string">
            <text:p>Алексеевич</text:p>
          </table:table-cell>
          <table:table-cell office:value-type="string">
            <text:p>Казахстан</text:p>
          </table:table-cell>
          <table:table-cell office:value-type="string">
            <text:p>Караганда</text:p>
          </table:table-cell>
          <table:table-cell office:value-type="string">
            <text:p>ул.Вавилова</text:p>
          </table:table-cell>
          <table:table-cell office:value-type="float" office:value="6">
            <text:p>6</text:p>
          </table:table-cell>
          <table:table-cell office:value-type="string">
            <text:p>90-01-45</text:p>
          </table:table-cell>
        </table:table-row>
        <table:table-row table:style-name="ro2">
          <table:table-cell office:value-type="float" office:value="846385247914">
            <text:p>846385247914</text:p>
          </table:table-cell>
          <table:table-cell office:value-type="string">
            <text:p>Минкеевич</text:p>
          </table:table-cell>
          <table:table-cell office:value-type="string">
            <text:p>Ольга</text:p>
          </table:table-cell>
          <table:table-cell office:value-type="string">
            <text:p>Романовна</text:p>
          </table:table-cell>
          <table:table-cell office:value-type="string">
            <text:p>Казахстан</text:p>
          </table:table-cell>
          <table:table-cell office:value-type="string">
            <text:p>Астана</text:p>
          </table:table-cell>
          <table:table-cell office:value-type="string">
            <text:p>ул.Семенова</text:p>
          </table:table-cell>
          <table:table-cell office:value-type="float" office:value="2">
            <text:p>2</text:p>
          </table:table-cell>
          <table:table-cell office:value-type="string">
            <text:p>21-21-63</text:p>
          </table:table-cell>
        </table:table-row>
        <table:table-row table:style-name="ro2">
          <table:table-cell office:value-type="float" office:value="836385247915">
            <text:p>836385247915</text:p>
          </table:table-cell>
          <table:table-cell office:value-type="string">
            <text:p>Макаров</text:p>
          </table:table-cell>
          <table:table-cell office:value-type="string">
            <text:p>Сергей</text:p>
          </table:table-cell>
          <table:table-cell office:value-type="string">
            <text:p>Владиславович</text:p>
          </table:table-cell>
          <table:table-cell office:value-type="string">
            <text:p>Россия</text:p>
          </table:table-cell>
          <table:table-cell office:value-type="string">
            <text:p>Омск</text:p>
          </table:table-cell>
          <table:table-cell office:value-type="string">
            <text:p>ул.Советская</text:p>
          </table:table-cell>
          <table:table-cell office:value-type="float" office:value="4">
            <text:p>4</text:p>
          </table:table-cell>
          <table:table-cell office:value-type="string">
            <text:p>09-00-41</text:p>
          </table:table-cell>
        </table:table-row>
      </table:table>
      <table:table table:name="Лист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4.05.2017</text:date>, <text:time>17:09:5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41:31.26</meta:creation-date>
    <dc:date>2017-05-04T17:09:52.19</dc:date>
    <meta:editing-duration>PT1H35M6S</meta:editing-duration>
    <meta:editing-cycles>2</meta:editing-cycles>
    <meta:generator>OpenOffice/4.1.3$Win32 OpenOffice.org_project/413m1$Build-9783</meta:generator>
    <meta:document-statistic meta:table-count="3" meta:cell-count="179" meta:object-count="0"/>
  </office:meta>
</office:document-meta>
</file>